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99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99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nl. / Week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1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44" office:value-type="string" calcext:value-type="string">
            <text:p>Completely updated on 2018-04-13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7" office:value-type="string" calcext:value-type="string">
            <text:p>Final</text:p>
          </table:table-cell>
          <table:table-cell table:style-name="ce7" office:value-type="string" calcext:value-type="string">
            <text:p>2.0.0</text:p>
          </table:table-cell>
          <table:table-cell table:style-name="ce32" table:number-columns-repeated="6"/>
          <table:table-cell table:style-name="ce17" table:formula="of:=SUM([.D4:.I4])" office:value-type="float" office:value="0" calcext:value-type="float">
            <text:p>0</text:p>
          </table:table-cell>
          <table:table-cell table:style-name="ce47" table:formula="of:=IF((([.A3]-[.A4])/7)&gt;=1;[.J4]/(([.A3]-[.A4])/7);[.J4])" office:value-type="float" office:value="0" calcext:value-type="float">
            <text:p>0.0</text:p>
          </table:table-cell>
          <table:table-cell table:style-name="ce59"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34" table:formula="of:=4943+0" office:value-type="float" office:value="4943" calcext:value-type="float">
            <text:p>4943</text:p>
          </table:table-cell>
          <table:table-cell table:style-name="ce34" table:formula="of:=75+0" office:value-type="float" office:value="75" calcext:value-type="float">
            <text:p>75</text:p>
          </table:table-cell>
          <table:table-cell table:style-name="ce34" table:formula="of:=98+0" office:value-type="float" office:value="98" calcext:value-type="float">
            <text:p>98</text:p>
          </table:table-cell>
          <table:table-cell table:style-name="ce34" table:formula="of:=346+0" office:value-type="float" office:value="346" calcext:value-type="float">
            <text:p>346</text:p>
          </table:table-cell>
          <table:table-cell table:style-name="ce34" table:formula="of:=73+0" office:value-type="float" office:value="73" calcext:value-type="float">
            <text:p>73</text:p>
          </table:table-cell>
          <table:table-cell table:style-name="ce34" table:formula="of:=74+0" office:value-type="float" office:value="74" calcext:value-type="float">
            <text:p>74</text:p>
          </table:table-cell>
          <table:table-cell table:style-name="ce17" table:formula="of:=SUM([.D5:.I5])" office:value-type="float" office:value="5609" calcext:value-type="float">
            <text:p>5609</text:p>
          </table:table-cell>
          <table:table-cell table:style-name="ce47" table:formula="of:=IF((([.A4]-[.A5])/7)&gt;=1;[.J5]/(([.A4]-[.A5])/7);[.J5])" office:value-type="float" office:value="431.461538461539" calcext:value-type="float">
            <text:p>431.5</text:p>
          </table:table-cell>
          <table:table-cell table:style-name="ce44" office:value-type="string" calcext:value-type="string">
            <text:p>Epsilon reset on 2018-04-13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34" table:formula="of:=4167+1" office:value-type="float" office:value="4168" calcext:value-type="float">
            <text:p>4168</text:p>
          </table:table-cell>
          <table:table-cell table:style-name="ce34" table:formula="of:=52+0" office:value-type="float" office:value="52" calcext:value-type="float">
            <text:p>52</text:p>
          </table:table-cell>
          <table:table-cell table:style-name="ce34" table:formula="of:=38+0" office:value-type="float" office:value="38" calcext:value-type="float">
            <text:p>38</text:p>
          </table:table-cell>
          <table:table-cell table:style-name="ce34" table:formula="of:=308+1" office:value-type="float" office:value="309" calcext:value-type="float">
            <text:p>309</text:p>
          </table:table-cell>
          <table:table-cell table:style-name="ce34" table:formula="of:=61+0" office:value-type="float" office:value="61" calcext:value-type="float">
            <text:p>61</text:p>
          </table:table-cell>
          <table:table-cell table:style-name="ce34" table:formula="of:=55+0" office:value-type="float" office:value="55" calcext:value-type="float">
            <text:p>55</text:p>
          </table:table-cell>
          <table:table-cell table:style-name="ce17" table:formula="of:=SUM([.D6:.I6])" office:value-type="float" office:value="4683" calcext:value-type="float">
            <text:p>4683</text:p>
          </table:table-cell>
          <table:table-cell table:style-name="ce47" table:formula="of:=IF((([.A5]-[.A6])/7)&gt;=1;[.J6]/(([.A5]-[.A6])/7);[.J6])" office:value-type="float" office:value="368.325842696629" calcext:value-type="float">
            <text:p>368.3</text:p>
          </table:table-cell>
          <table:table-cell table:style-name="ce44" office:value-type="string" calcext:value-type="string">
            <text:p>Delta reset on 2018-01-12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4" table:formula="of:=4253+4" office:value-type="float" office:value="4257" calcext:value-type="float">
            <text:p>4257</text:p>
          </table:table-cell>
          <table:table-cell table:style-name="ce34" table:formula="of:=89+2" office:value-type="float" office:value="91" calcext:value-type="float">
            <text:p>91</text:p>
          </table:table-cell>
          <table:table-cell table:style-name="ce34" table:formula="of:=40+0" office:value-type="float" office:value="40" calcext:value-type="float">
            <text:p>40</text:p>
          </table:table-cell>
          <table:table-cell table:style-name="ce34" table:formula="of:=287+9" office:value-type="float" office:value="296" calcext:value-type="float">
            <text:p>296</text:p>
          </table:table-cell>
          <table:table-cell table:style-name="ce34" table:formula="of:=100+4" office:value-type="float" office:value="104" calcext:value-type="float">
            <text:p>104</text:p>
          </table:table-cell>
          <table:table-cell table:style-name="ce34" table:formula="of:=58+0" office:value-type="float" office:value="58" calcext:value-type="float">
            <text:p>58</text:p>
          </table:table-cell>
          <table:table-cell table:style-name="ce17" table:formula="of:=SUM([.D7:.I7])" office:value-type="float" office:value="4846" calcext:value-type="float">
            <text:p>4846</text:p>
          </table:table-cell>
          <table:table-cell table:style-name="ce47" table:formula="of:=IF((([.A6]-[.A7])/7)&gt;=1;[.J7]/(([.A6]-[.A7])/7);[.J7])" office:value-type="float" office:value="329.339805825243" calcext:value-type="float">
            <text:p>329.3</text:p>
          </table:table-cell>
          <table:table-cell table:style-name="ce44" office:value-type="string" calcext:value-type="string">
            <text:p>Gamma 3 reset on 2017-10-15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5" table:formula="of:=11103+18" office:value-type="float" office:value="11121" calcext:value-type="float">
            <text:p>11121</text:p>
          </table:table-cell>
          <table:table-cell table:style-name="ce35" table:formula="of:=116+0" office:value-type="float" office:value="116" calcext:value-type="float">
            <text:p>116</text:p>
          </table:table-cell>
          <table:table-cell table:style-name="ce42"/>
          <table:table-cell table:style-name="ce35" table:formula="of:=677+14" office:value-type="float" office:value="691" calcext:value-type="float">
            <text:p>691</text:p>
          </table:table-cell>
          <table:table-cell table:style-name="ce35" table:formula="of:=185+3" office:value-type="float" office:value="188" calcext:value-type="float">
            <text:p>188</text:p>
          </table:table-cell>
          <table:table-cell table:style-name="ce42"/>
          <table:table-cell table:style-name="ce17" table:formula="of:=SUM([.D8:.I8])" office:value-type="float" office:value="12116" calcext:value-type="float">
            <text:p>12116</text:p>
          </table:table-cell>
          <table:table-cell table:style-name="ce47" table:formula="of:=IF((([.A7]-[.A8])/7)&gt;=1;[.J8]/(([.A7]-[.A8])/7);[.J8])" office:value-type="float" office:value="306.180505415162" calcext:value-type="float">
            <text:p>306.2</text:p>
          </table:table-cell>
          <table:table-cell table:style-name="ce44" office:value-type="string" calcext:value-type="string">
            <text:p>Gamma 2'' and before 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9:.I9])" office:value-type="float" office:value="803" calcext:value-type="float">
            <text:p>803</text:p>
          </table:table-cell>
          <table:table-cell table:style-name="ce47" table:formula="of:=IF((([.A8]-[.A9])/7)&gt;=1;[.J9]/(([.A8]-[.A9])/7);[.J9])" office:value-type="float" office:value="432.384615384615" calcext:value-type="float">
            <text:p>432.4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10:.I10])" office:value-type="float" office:value="80" calcext:value-type="float">
            <text:p>80</text:p>
          </table:table-cell>
          <table:table-cell table:style-name="ce47" table:formula="of:=IF((([.A9]-[.A10])/7)&gt;=1;[.J10]/(([.A9]-[.A10])/7);[.J10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5" table:formula="of:=15273+11" office:value-type="float" office:value="15284" calcext:value-type="float">
            <text:p>15284</text:p>
          </table:table-cell>
          <table:table-cell table:style-name="ce35" table:formula="of:=237+3" office:value-type="float" office:value="240" calcext:value-type="float">
            <text:p>240</text:p>
          </table:table-cell>
          <table:table-cell table:style-name="ce42"/>
          <table:table-cell table:style-name="ce35" table:formula="of:=1106+25" office:value-type="float" office:value="1131" calcext:value-type="float">
            <text:p>1131</text:p>
          </table:table-cell>
          <table:table-cell table:style-name="ce35" table:formula="of:=1063+8" office:value-type="float" office:value="1071" calcext:value-type="float">
            <text:p>1071</text:p>
          </table:table-cell>
          <table:table-cell table:style-name="ce42"/>
          <table:table-cell table:style-name="ce17" table:formula="of:=SUM([.D11:.I11])" office:value-type="float" office:value="17726" calcext:value-type="float">
            <text:p>17726</text:p>
          </table:table-cell>
          <table:table-cell table:style-name="ce47" table:formula="of:=IF((([.A10]-[.A11])/7)&gt;=1;[.J11]/(([.A10]-[.A11])/7);[.J11])" office:value-type="float" office:value="269.158351409978" calcext:value-type="float">
            <text:p>269.2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2:.I12])" office:value-type="float" office:value="183" calcext:value-type="float">
            <text:p>183</text:p>
          </table:table-cell>
          <table:table-cell table:style-name="ce47" table:formula="of:=IF((([.A11]-[.A12])/7)&gt;=1;[.J12]/(([.A11]-[.A12])/7);[.J12])" office:value-type="float" office:value="183" calcext:value-type="float">
            <text:p>183.0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3:.I13])" office:value-type="float" office:value="194" calcext:value-type="float">
            <text:p>194</text:p>
          </table:table-cell>
          <table:table-cell table:style-name="ce47" table:formula="of:=IF((([.A12]-[.A13])/7)&gt;=1;[.J13]/(([.A12]-[.A13])/7);[.J13])" office:value-type="float" office:value="194" calcext:value-type="float">
            <text:p>194.0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35" table:formula="of:=15309+8" office:value-type="float" office:value="15317" calcext:value-type="float">
            <text:p>15317</text:p>
          </table:table-cell>
          <table:table-cell table:style-name="ce35" table:formula="of:=351+3" office:value-type="float" office:value="354" calcext:value-type="float">
            <text:p>354</text:p>
          </table:table-cell>
          <table:table-cell table:style-name="ce42"/>
          <table:table-cell table:style-name="ce17" table:formula="of:=SUM([.D14:.I14])" office:value-type="float" office:value="15671" calcext:value-type="float">
            <text:p>15671</text:p>
          </table:table-cell>
          <table:table-cell table:style-name="ce47" table:formula="of:=IF((([.A13]-[.A14])/7)&gt;=1;[.J14]/(([.A13]-[.A14])/7);[.J14])" office:value-type="float" office:value="129.20730270907" calcext:value-type="float">
            <text:p>129.2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34" table:formula="of:=6191+0+1803" office:value-type="float" office:value="7994" calcext:value-type="float">
            <text:p>7994</text:p>
          </table:table-cell>
          <table:table-cell table:style-name="ce33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5:.I15])" office:value-type="float" office:value="8139" calcext:value-type="float">
            <text:p>8139</text:p>
          </table:table-cell>
          <table:table-cell table:style-name="ce47" table:formula="of:=IF((([.A14]-[.A15])/7)&gt;=1;[.J15]/(([.A14]-[.A15])/7);[.J15])" office:value-type="float" office:value="134.054117647059" calcext:value-type="float">
            <text:p>134.1</text:p>
          </table:table-cell>
          <table:table-cell table:style-name="ce44" office:value-type="string" calcext:value-type="string">
            <text:p>Additional downloads at SoftPedia added with another '+' (updated on 2018-04-13 at Final)</text:p>
            <text:p>Removed on 2018-04-13 at Final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7" table:formula="of:=2106+0" office:value-type="float" office:value="2106" calcext:value-type="float">
            <text:p>2106</text:p>
          </table:table-cell>
          <table:table-cell table:style-name="ce17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6:.I16])" office:value-type="float" office:value="2245" calcext:value-type="float">
            <text:p>2245</text:p>
          </table:table-cell>
          <table:table-cell table:style-name="ce47" table:formula="of:=IF((([.A15]-[.A16])/7)&gt;=1;[.J16]/(([.A15]-[.A16])/7);[.J16])" office:value-type="float" office:value="70.15625" calcext:value-type="float">
            <text:p>70.2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7" table:formula="of:=858+0" office:value-type="float" office:value="858" calcext:value-type="float">
            <text:p>858</text:p>
          </table:table-cell>
          <table:table-cell table:style-name="ce17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7:.I17])" office:value-type="float" office:value="939" calcext:value-type="float">
            <text:p>939</text:p>
          </table:table-cell>
          <table:table-cell table:style-name="ce47" table:formula="of:=IF((([.A16]-[.A17])/7)&gt;=1;[.J17]/(([.A16]-[.A17])/7);[.J17])" office:value-type="float" office:value="44.4121621621622" calcext:value-type="float">
            <text:p>44.4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7" table:formula="of:=123+0" office:value-type="float" office:value="123" calcext:value-type="float">
            <text:p>123</text:p>
          </table:table-cell>
          <table:table-cell table:style-name="ce17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18:.I18])" office:value-type="float" office:value="187" calcext:value-type="float">
            <text:p>187</text:p>
          </table:table-cell>
          <table:table-cell table:style-name="ce47" table:formula="of:=IF((([.A17]-[.A18])/7)&gt;=1;[.J18]/(([.A17]-[.A18])/7);[.J18])" office:value-type="float" office:value="77" calcext:value-type="float">
            <text:p>77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7" table:formula="of:=1255+4" office:value-type="float" office:value="1259" calcext:value-type="float">
            <text:p>125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9:.I19])" office:value-type="float" office:value="1259" calcext:value-type="float">
            <text:p>1259</text:p>
          </table:table-cell>
          <table:table-cell table:style-name="ce47" table:formula="of:=IF((([.A18]-[.A19])/7)&gt;=1;[.J19]/(([.A18]-[.A19])/7);[.J19])" office:value-type="float" office:value="20.6393442622951" calcext:value-type="float">
            <text:p>20.6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0:.I20])" office:value-type="float" office:value="49" calcext:value-type="float">
            <text:p>49</text:p>
          </table:table-cell>
          <table:table-cell table:style-name="ce47" table:formula="of:=IF((([.A19]-[.A20])/7)&gt;=1;[.J20]/(([.A19]-[.A20])/7);[.J20])" office:value-type="float" office:value="49" calcext:value-type="float">
            <text:p>49.0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1:.I21])" office:value-type="float" office:value="935" calcext:value-type="float">
            <text:p>935</text:p>
          </table:table-cell>
          <table:table-cell table:style-name="ce47" table:formula="of:=IF((([.A20]-[.A21])/7)&gt;=1;[.J21]/(([.A20]-[.A21])/7);[.J21])" office:value-type="float" office:value="15.6954436450839" calcext:value-type="float">
            <text:p>15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2:.I22])" office:value-type="float" office:value="363" calcext:value-type="float">
            <text:p>363</text:p>
          </table:table-cell>
          <table:table-cell table:style-name="ce47" table:formula="of:=IF((([.A21]-[.A22])/7)&gt;=1;[.J22]/(([.A21]-[.A22])/7);[.J22])" office:value-type="float" office:value="23.5277777777778" calcext:value-type="float">
            <text:p>23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3:.I23])" office:value-type="float" office:value="143" calcext:value-type="float">
            <text:p>143</text:p>
          </table:table-cell>
          <table:table-cell table:style-name="ce47" table:formula="of:=IF((([.A22]-[.A23])/7)&gt;=1;[.J23]/(([.A22]-[.A23])/7);[.J23])" office:value-type="float" office:value="66.7333333333333" calcext:value-type="float">
            <text:p>66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4:.I24])" office:value-type="float" office:value="267" calcext:value-type="float">
            <text:p>267</text:p>
          </table:table-cell>
          <table:table-cell table:style-name="ce47" table:formula="of:=IF((([.A23]-[.A24])/7)&gt;=1;[.J24]/(([.A23]-[.A24])/7);[.J24])" office:value-type="float" office:value="53.4" calcext:value-type="float">
            <text:p>5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5:.I25])" office:value-type="float" office:value="365" calcext:value-type="float">
            <text:p>365</text:p>
          </table:table-cell>
          <table:table-cell table:style-name="ce47" table:formula="of:=IF((([.A24]-[.A25])/7)&gt;=1;[.J25]/(([.A24]-[.A25])/7);[.J25])" office:value-type="float" office:value="15.4848484848485" calcext:value-type="float">
            <text:p>15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6:.I26])" office:value-type="float" office:value="369" calcext:value-type="float">
            <text:p>369</text:p>
          </table:table-cell>
          <table:table-cell table:style-name="ce47" table:formula="of:=IF((([.A25]-[.A26])/7)&gt;=1;[.J26]/(([.A25]-[.A26])/7);[.J26])" office:value-type="float" office:value="18.8540145985401" calcext:value-type="float">
            <text:p>18.9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7:.I27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8])" office:value-type="float" office:value="40856" calcext:value-type="float">
            <text:p>40856</text:p>
          </table:table-cell>
          <table:table-cell table:style-name="ce11" table:formula="of:=SUM([.E3:.E28])" office:value-type="float" office:value="605" calcext:value-type="float">
            <text:p>605</text:p>
          </table:table-cell>
          <table:table-cell table:style-name="ce11" table:formula="of:=SUM([.F3:.F28])" office:value-type="float" office:value="176" calcext:value-type="float">
            <text:p>176</text:p>
          </table:table-cell>
          <table:table-cell table:style-name="ce11" table:formula="of:=SUM([.G3:.G28])" office:value-type="float" office:value="32251" calcext:value-type="float">
            <text:p>32251</text:p>
          </table:table-cell>
          <table:table-cell table:style-name="ce11" table:formula="of:=SUM([.H3:.H28])" office:value-type="float" office:value="3143" calcext:value-type="float">
            <text:p>3143</text:p>
          </table:table-cell>
          <table:table-cell table:style-name="ce11" table:formula="of:=SUM([.I3:.I28])" office:value-type="float" office:value="187" calcext:value-type="float">
            <text:p>187</text:p>
          </table:table-cell>
          <table:table-cell table:style-name="ce11" table:formula="of:=SUM([.D29:.I29])" office:value-type="float" office:value="77218" calcext:value-type="float">
            <text:p>77218</text:p>
          </table:table-cell>
          <table:table-cell table:style-name="ce47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6:'Releases &amp; Download'.L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.00.0000</text:date>, <text:time style:data-style-name="N2" text:time-value="20:58:35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M6S</meta:editing-duration>
    <meta:editing-cycles>40</meta:editing-cycles>
    <meta:generator>LibreOffice/5.4.3.2$Windows_X86_64 LibreOffice_project/92a7159f7e4af62137622921e809f8546db437e5</meta:generator>
    <dc:date>2018-04-16T21:13:37.574000000</dc:date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